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UIRRE AMASIFUEN KARIN ROS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0080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78646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GUIRRE AMASIFUEN KARIN ROS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080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389810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RAMOS HUAMANI, EDE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529509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0</text:p>
            <text:p text:style-name="P6"/>
          </table:table-cell>
        </table:table-row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2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30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6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9/2021</text:p>
          </table:table-cell>
          <table:table-cell table:style-name="Tabla2.A3" office:value-type="string">
            <text:p text:style-name="P22">581290</text:p>
          </table:table-cell>
          <table:table-cell table:style-name="Tabla2.D3" office:value-type="string">
            <text:p text:style-name="P23">96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0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3:00:4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